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794cm"/>
    </style:style>
    <style:style style:name="Tableau1.B" style:family="table-column">
      <style:table-column-properties style:column-width="16.219cm"/>
    </style:style>
    <style:style style:name="Tableau1.A1" style:family="table-cell">
      <style:table-cell-properties fo:padding="0.097cm" fo:border="none"/>
    </style:style>
    <style:style style:name="P1" style:family="paragraph" style:parent-style-name="Footnote">
      <style:text-properties officeooo:rsid="0003f168" officeooo:paragraph-rsid="0003f168"/>
    </style:style>
    <style:style style:name="P2" style:family="paragraph" style:parent-style-name="Standard">
      <style:paragraph-properties fo:text-align="center" style:justify-single-word="false"/>
      <style:text-properties style:font-name="Arial1" fo:font-size="26pt" fo:font-weight="bold" officeooo:rsid="0003f168" officeooo:paragraph-rsid="0003f168" style:font-size-asian="26pt" style:font-weight-asian="bold" style:font-size-complex="26pt" style:font-weight-complex="bold"/>
    </style:style>
    <style:style style:name="P3" style:family="paragraph" style:parent-style-name="Table_20_Contents">
      <style:paragraph-properties fo:line-height="150%" fo:text-align="end" style:justify-single-word="false"/>
      <style:text-properties fo:font-style="italic" officeooo:rsid="0003f168" officeooo:paragraph-rsid="0003f168" style:font-style-asian="italic" style:font-style-complex="italic"/>
    </style:style>
    <style:style style:name="P4" style:family="paragraph" style:parent-style-name="Table_20_Contents">
      <style:paragraph-properties fo:line-height="150%" fo:text-align="justify" style:justify-single-word="false"/>
      <style:text-properties style:font-name="Arial1"/>
    </style:style>
    <style:style style:name="P5" style:family="paragraph" style:parent-style-name="Table_20_Contents">
      <style:paragraph-properties fo:line-height="150%" fo:text-align="end" style:justify-single-word="false"/>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 bonheur - Calliclès</text:p>
      <text:p text:style-name="Standard"/>
      <text:p text:style-name="Standard"/>
      <table:table table:name="Tableau1" table:style-name="Tableau1">
        <table:table-column table:style-name="Tableau1.A"/>
        <table:table-column table:style-name="Tableau1.B"/>
        <table:table-row table:style-name="TableLine1973282578176">
          <table:table-cell table:style-name="Tableau1.A1" office:value-type="string">
            <text:p text:style-name="P3">1</text:p>
            <text:p text:style-name="P3"/>
            <text:p text:style-name="P3"/>
            <text:p text:style-name="P3"/>
            <text:p text:style-name="P3">5</text:p>
            <text:p text:style-name="P3"/>
            <text:p text:style-name="P3"/>
            <text:p text:style-name="P3"/>
            <text:p text:style-name="P3"/>
            <text:p text:style-name="P3">10</text:p>
            <text:p text:style-name="P3"/>
            <text:p text:style-name="P3"/>
            <text:p text:style-name="P3"/>
            <text:p text:style-name="P3"/>
            <text:p text:style-name="P3">15</text:p>
            <text:p text:style-name="P3"/>
            <text:p text:style-name="P3"/>
            <text:p text:style-name="P3"/>
            <text:p text:style-name="P3"/>
            <text:p text:style-name="P3">20</text:p>
          </table:table-cell>
          <table:table-cell table:style-name="Tableau1.A1" office:value-type="string">
            <text:p text:style-name="P4">« CALLICLÈS. — […] si on veut vivre comme il faut, on doit laisser aller ses propres passions, si grandes soient-elles, et ne pas les réprimer. Au contraire, il faut être capable de mettre son courage et son intelligence au service de si grandes passions et de les assouvir avec tout ce qu’elles peuvent désirer. Seulement, tout le monde n’est pas capable, j’imagine, de vivre comme cela. C’est pourquoi la masse des gens blâme les hommes qui vivent ainsi, gênée qu’elle est de devoir dissimuler sa propre incapacité à le faire. La masse déclare donc bien haut que le dérèglement<text:note text:id="ftn0" text:note-class="footnote"><text:note-citation>1</text:note-citation><text:note-body><text:p text:style-name="P1">Le dérèglement, c’est le fait de ne se poser aucune limite dans la réalisation de nos désirs.</text:p></text:note-body></text:note> — j’en ai déjà parlé — est une vilaine chose. C’est ainsi qu’elle réduit à l’état d’esclave les hommes dotés d’une plus forte nature que celle des hommes de la masse ; et ces derniers, qui sont eux-mêmes incapables de se procurer les plaisirs qui les combleraient, font la louange de la tempérance<text:note text:id="ftn1" text:note-class="footnote"><text:note-citation>2</text:note-citation><text:note-body><text:p text:style-name="Footnote">La tempérance est l’inverse du dérèglement. C’est donc le fait d’arriver à limiter par soi-même ses désirs.</text:p></text:note-body></text:note> et de la justice à cause du manque de courage de leur âme. Car, bien sûr, pour tous les hommes qui, dès le départ, se trouvent dans la situation d’exercer le pouvoir, qu’ils soient nés fils de rois ou que la force de leur nature les ait rendus capables de s’emparer du pouvoir […], oui, pour ces hommes-là, qu’est-ce qui serait plus vilain et plus mauvais que la tempérance et la justice ? Ce sont des hommes qui peuvent jouir de leurs biens, sans que personne y fasse obstacle, et ils se mettraient eux-mêmes un maître sur le dos, en supportant les lois, les formules et les blâmes de la masse des hommes ! […] Écoute Socrate, tu prétends que tu poursuis la vérité, eh bien, voici la vérité : si la facilité de la vie, le dérèglement, la liberté de faire ce qu’on veut, demeurent dans l’impunité, ils font la vertu et le bonheur ! Tout le reste, ce ne sont que des manières, des conventions, faites par les hommes, à l’encontre de la nature. Rien que des paroles en l’air, qui ne valent rien ! »</text:p>
            <text:p text:style-name="P5">PLATON, Gorgias, 491e–492c, éd. GF</text:p>
          </table:table-cell>
        </table:table-row>
      </table:table>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2T20:59:17.759000000</meta:creation-date>
    <dc:date>2023-01-02T21:02:19.183000000</dc:date>
    <meta:editing-duration>PT2M28S</meta:editing-duration>
    <meta:editing-cycles>2</meta:editing-cycles>
    <meta:generator>LibreOffice/7.3.1.3$Windows_X86_64 LibreOffice_project/a69ca51ded25f3eefd52d7bf9a5fad8c90b87951</meta:generator>
    <meta:document-statistic meta:table-count="1" meta:image-count="0" meta:object-count="0" meta:page-count="1" meta:paragraph-count="10" meta:word-count="387" meta:character-count="2140" meta:non-whitespace-character-count="1761"/>
  </office:meta>
</office:document-meta>
</file>